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11b7f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63568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3b41da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2bac6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11b7f3"/>
        <table:table-column table:style-name="co1" table:default-cell-style-name="a635680"/>
        <table:table-column table:style-name="co1" table:number-columns-repeated="3" table:default-cell-style-name="ce2"/>
        <table:table-column table:style-name="co1" table:default-cell-style-name="a2bac66"/>
        <table:table-column table:style-name="co1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UTRAS REMUNERAÇÕES RETROATIVAS/TEMPORÁRIAS</text:p>
          </table:table-cell>
          <table:covered-table-cell/>
        </table:table-row>
        <table:table-row table:style-name="ro2">
          <table:covered-table-cell table:number-columns-repeated="4" table:style-name="ce2"/>
          <table:table-cell table:style-name="a3b41da" office:value-type="string" calcext:value-type="string">
            <text:p>AUXÍLIO-EDUCAÇÃO</text:p>
          </table:table-cell>
          <table:table-cell table:style-name="a3b41da" office:value-type="string" calcext:value-type="string">
            <text:p>AUXÍLIO-SAÚDE</text:p>
          </table:table-cell>
          <table:table-cell table:style-name="a3b41da" office:value-type="string" calcext:value-type="string">
            <text:p>INDENIZAÇÃO DE FÉRIAS NÃO USUFRUÍDAS</text:p>
          </table:table-cell>
          <table:table-cell table:style-name="a3b41da" office:value-type="string" calcext:value-type="string">
            <text:p>INDENIZAÇÃO DE LICENÇA ESPECIAL/PRÊMIO NÃO USUFRUÍDA</text:p>
          </table:table-cell>
          <table:table-cell table:style-name="a3b41da" office:value-type="string" calcext:value-type="string">
            <text:p>AUXÍLIO-SAÚDE</text:p>
          </table:table-cell>
          <table:table-cell table:style-name="a3b41da" office:value-type="string" calcext:value-type="string">
            <text:p>DEVOLUÇÃO FUNDO DE RESERVA</text:p>
          </table:table-cell>
        </table:table-row>
        <table:table-row table:style-name="ro1">
          <table:table-cell table:style-name="ce2" office:value-type="string" calcext:value-type="string">
            <text:p>02002858</text:p>
          </table:table-cell>
          <table:table-cell table:style-name="ce2" office:value-type="string" calcext:value-type="string">
            <text:p>AFFONSO ALIPIO PERNET DE AGUIAR</text:p>
          </table:table-cell>
          <table:table-cell table:style-name="ce2" office:value-type="string" calcext:value-type="string">
            <text:p>PROMOTOR DE JUSTICA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5.330,06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6.234,84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9-30T01:02:40</meta:creation-date>
    <dc:date>2021-02-12T14:20:29.366992619</dc:date>
    <meta:editing-cycles>2</meta:editing-cycles>
    <meta:editing-duration>PT46S</meta:editing-duration>
    <meta:document-statistic meta:table-count="1" meta:cell-count="22" meta:object-count="0"/>
  </office:meta>
</office:document-meta>
</file>